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0" style:family="paragraph">
      <style:paragraph-properties fo:margin-top="0.423cm" fo:margin-bottom="0cm" fo:line-height="100%" fo:text-align="start" style:writing-mode="lr-tb"/>
    </style:style>
    <style:style style:name="P5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2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3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57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5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1" style:family="text">
      <style:text-properties fo:color="#6666ff" fo:font-size="36pt"/>
    </style:style>
    <style:style style:name="T22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</text:span><text:span text:style-name="T1">1: Dr. </text:span><text:span text:style-name="T1">Ofir </text:span><text:span text:style-name="T1">Pele</text:span></text:p>
              </text:list-item>
              <text:list-item>
                <text:p text:style-name="P1"><text:span text:style-name="T1">Version </text:span><text:span text:style-name="T1">2: Dr. </text:span><text:span text:style-name="T1">Miri </text:span><text:span text:style-name="T1">Ben-</text:span><text:span text:style-name="T1">Nissan</text:span></text:p>
              </text:list-item>
              <text:list-item>
                <text:p text:style-name="P1"><text:span text:style-name="T1">Version </text:span><text:span text:style-name="T1">3: Dr. </text:span><text:span text:style-name="T1">Erel </text:span><text:span text:style-name="T1">Segal-</text:span><text:span text:style-name="T1">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</text:span><text:span text:style-name="T2">C to </text:span><text:span text:style-name="T2">C++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 xml:id="id2" draw:id="id2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</text:span><text:span text:style-name="T5">reuse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</text:span><text:span text:style-name="T6">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 xml:id="id3" draw:id="id3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 xml:id="id4" draw:id="id4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Basis to other languages</text:span><text:span text:style-name="T13">. Many other languages and operating systems are written in C/C++ (e.g Java, Python, Windows, Unix/Linux, Mac…). </text:span></text:p>
            </text:list-item>
            <text:list-item>
              <text:p text:style-name="P9"><text:span text:style-name="T12">Understanding</text:span><text:span text:style-name="T13">. With C++ you must understand what the computer is doing under the hood.</text:span></text:p>
            </text:list-item>
            <text:list-item>
              <text:p text:style-name="P9"><text:span text:style-name="T12">Zero-cost abstraction.</text:span><text:span text:style-name="T13"> tight memory and time management – important in embedded systems and real-time systems.</text:span></text:p>
            </text:list-item>
            <text:list-item>
              <text:p text:style-name="P9"><text:span text:style-name="T12">Common in big systems</text:span><text:span text:style-name="T13">. Google, Facebook and other big companies use (also) C++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 xml:id="id5" draw:id="id5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Histor</text:span><text:span text:style-name="T14">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9">We’ll learn parts of C++-11, 14, 17,</text:span></text:p>
          <text:p text:style-name="P3"><text:span text:style-name="T1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 xml:id="id6" draw:id="id6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tur</text:span><text:span text:style-name="T14">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20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 xml:id="id7" draw:id="id7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asic </text:span><text:span text:style-name="T14">Unix </text:span><text:span text:style-name="T14">comm</text:span><text:span text:style-name="T14">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1">ls</text:span></text:p>
            <text:p><text:span text:style-name="T21">ls -latr</text:span></text:p>
            <text:p text:style-name="P25"><text:span text:style-name="T22">cd </text:span><text:span text:style-name="T22">[dirna</text:span><text:span text:style-name="T22">me]</text:span></text:p>
            <text:p text:style-name="P25"><text:span text:style-name="T22">mkdir </text:span><text:span text:style-name="T22">[dirna</text:span><text:span text:style-name="T22">me]</text:span></text:p>
            <text:p text:style-name="P25"><text:span text:style-name="T22">cat </text:span><text:span text:style-name="T22">[filena</text:span><text:span text:style-name="T22">me]</text:span></text:p>
            <text:p text:style-name="P25"><text:span text:style-name="T22">nano </text:span><text:span text:style-name="T22">[filena</text:span><text:span text:style-name="T22">me]</text:span></text:p>
            <text:p text:style-name="P25"><text:span text:style-name="T22">grep </text:span><text:span text:style-name="T22">[word] </text:span></text:p>
            <text:p text:style-name="P25"><text:span text:style-name="T22">source </text:span><text:span text:style-name="T22">[filena</text:span><text:span text:style-name="T22">me]</text:span></text:p>
            <text:p text:style-name="P25"><text:span text:style-name="T22">rm </text:span><text:span text:style-name="T22">[filena</text:span><text:span text:style-name="T22">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3"><text:s/></text:span><text:span text:style-name="T23">grep </text:span><text:span text:style-name="T23">… &lt; </text:span><text:span text:style-name="T23">input.t</text:span><text:span text:style-name="T23">xt</text:span></text:p>
            <text:p text:style-name="P25"><text:span text:style-name="T23"><text:s/></text:span><text:span text:style-name="T23">grep ... </text:span><text:span text:style-name="T23">&gt; <text:s/></text:span><text:span text:style-name="T23">output.</text:span><text:span text:style-name="T23">txt</text:span></text:p>
            <text:p text:style-name="P25"><text:span text:style-name="T23"><text:s/></text:span><text:span text:style-name="T23">ls -latr </text:span><text:span text:style-name="T23">| grep </text:span><text:span text:style-name="T23">bash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5">su</text:span></text:p>
            <text:p text:style-name="P27"><text:span text:style-name="T25">exit</text:span></text:p>
            <text:p text:style-name="P27"><text:span text:style-name="T25">sudo </text:span><text:span text:style-name="T25">apt </text:span><text:span text:style-name="T25">inst</text:span><text:span text:style-name="T25">all ..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כותרת_20_ותוכן" presentation:presentation-page-layout-name="AL2T11" xml:id="id8" draw:id="id8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rom </text:span><text:span text:style-name="T14">Sourc</text:span><text:span text:style-name="T14">e to </text:span><text:span text:style-name="T14">Execu</text:span><text:span text:style-name="T14">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6">CSU0027 </text:span><text:span text:style-name="T16">- System </text:span><text:span text:style-name="T16">Program</text:span><text:span text:style-name="T16">ming, </text:span><text:span text:style-name="T16">NTNU </text:span><text:span text:style-name="T16">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6">Source</text:span></text:p>
          <text:p text:style-name="P31"><text:span text:style-name="T2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7">Preprocessor</text:span></text:p>
          <text:p text:style-name="P8"><text:span text:style-name="T28">clang</text:span></text:p>
          <text:p text:style-name="P8"><text:span text:style-name="T2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7">Compiler</text:span></text:p>
          <text:p text:style-name="P8"><text:span text:style-name="T28">clang </text:span><text:span text:style-name="T28"><text:line-break/></text:span><text:span text:style-name="T2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6">Assembly</text:span></text:p>
          <text:p text:style-name="P31"><text:span text:style-name="T2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7">Assembler</text:span></text:p>
          <text:p text:style-name="P8"><text:span text:style-name="T28">as </text:span><text:span text:style-name="T29">or</text:span><text:span text:style-name="T28"> clang </text:span><text:span text:style-name="T28"><text:line-break/></text:span><text:span text:style-name="T2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6">Object</text:span></text:p>
          <text:p text:style-name="P31"><text:span text:style-name="T2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7">Linker</text:span></text:p>
          <text:p text:style-name="P8"><text:span text:style-name="T28">ld </text:span><text:span text:style-name="T29">or</text:span><text:span text:style-name="T28"> clang </text:span><text:span text:style-name="T28"><text:line-break/></text:span><text:span text:style-name="T2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3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3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6">Preprocessed </text:span><text:span text:style-name="T26"><text:line-break/></text:span><text:span text:style-name="T2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1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ee also: </text:span><text:span text:style-name="T32">Compiler </text:span><text:span text:style-name="T32">Drivers in </text:span><text:span text:style-name="T33">“Linkers </text:span><text:span text:style-name="T33">and </text:span><text:span text:style-name="T33">Loaders,” </text:span><text:span text:style-name="T33">p.18</text:span></text:p>
            </draw:text-box>
          </draw:frame>
        </presentation:notes>
      </draw:page>
      <draw:page draw:name="page9" draw:style-name="dp3" draw:master-page-name="שקופית_20_כותרת" presentation:presentation-page-layout-name="AL1T0" xml:id="id9" draw:id="id9"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4">Fill in </text:span><text:span text:style-name="T34">missing </text:span><text:span text:style-name="T34">types </text:span><text:span text:style-name="T34">from C, </text:span></text:p>
            <text:p text:style-name="P39"><text:span text:style-name="T34">in </text:span><text:span text:style-name="T34">somewha</text:span><text:span text:style-name="T34">t crude </text:span><text:span text:style-name="T34">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</text:span><text:span text:style-name="T2">missi</text:span><text:span text:style-name="T2">ng </text:span><text:span text:style-name="T2">types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 xml:id="id10" draw:id="id10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string</text:span><text:span text:style-name="T14">s in </text:span><text:span text:style-name="T14">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#include</text:span><text:span text:style-name="T36"> </text:span><text:span text:style-name="T37">&lt;string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std::</text:span><text:span text:style-name="T35">string</text:span><text:span text:style-name="T36"> str; </text:span><text:span text:style-name="T36"><text:line-break/></text:span><text:span text:style-name="T36">   </text:span><text:span text:style-name="T35">int</text:span><text:span text:style-name="T36"> a; </text:span><text:span text:style-name="T36"><text:line-break/></text:span><text:span text:style-name="T36">   </text:span><text:span text:style-name="T35">double</text:span><text:span text:style-name="T36"> b; </text:span><text:span text:style-name="T36"><text:line-break/></text:span><text:span text:style-name="T36">   std::cin &gt;&gt; str &gt;&gt; a &gt;&gt; b; </text:span><text:span text:style-name="T36"><text:line-break/></text:span><text:span text:style-name="T36">   </text:span><text:span text:style-name="T35">if</text:span><text:span text:style-name="T36">(std::cin.fail()) </text:span><text:span text:style-name="T36"><text:line-break/></text:span><text:span text:style-name="T36">   { </text:span><text:span text:style-name="T36"><text:line-break/></text:span><text:span text:style-name="T36">      std::cerr &lt;&lt; </text:span><text:span text:style-name="T37">"input problem\n"</text:span><text:span text:style-name="T36">; </text:span><text:span text:style-name="T36"><text:line-break/></text:span><text:span text:style-name="T36">      </text:span><text:span text:style-name="T35">return</text:span><text:span text:style-name="T36"> </text:span><text:span text:style-name="T38">1</text:span><text:span text:style-name="T36">; </text:span><text:span text:style-name="T36"><text:line-break/></text:span><text:span text:style-name="T36">   } </text:span><text:span text:style-name="T36"><text:line-break/></text:span><text:span text:style-name="T36">   std::cout &lt;&lt; </text:span><text:span text:style-name="T37">"I got: "</text:span><text:span text:style-name="T36">&lt;&lt; str &lt;&lt; </text:span><text:span text:style-name="T37">' '</text:span><text:span text:style-name="T36"> </text:span><text:span text:style-name="T36"><text:line-break/></text:span><text:span text:style-name="T36">   &lt;&lt; a &lt;&lt; </text:span><text:span text:style-name="T37">' '</text:span><text:span text:style-name="T36"> &lt;&lt; b &lt;&lt; std::endl; </text:span><text:span text:style-name="T36"><text:line-break/></text:span><text:span text:style-name="T36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8">More about string functions</text:span><text:span text:style-name="T18">:</text:span></text:p>
          <text:p text:style-name="P43"><text:span text:style-name="T39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trings are </text:span><text:span text:style-name="T32">*similar* </text:span><text:span text:style-name="T32">but not </text:span><text:span text:style-name="T32">the same </text:span><text:span text:style-name="T32">as java </text:span><text:span text:style-name="T32">strings. </text:span></text:p>
              <text:p text:style-name="P37"><text:span text:style-name="T32">They are </text:span><text:span text:style-name="T32">not part of </text:span><text:span text:style-name="T32">the </text:span><text:span text:style-name="T32">language </text:span><text:span text:style-name="T32">but part of </text:span><text:span text:style-name="T32">the </text:span><text:span text:style-name="T32">standard </text:span><text:span text:style-name="T32">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 xml:id="id11" draw:id="id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oole</text:span><text:span text:style-name="T14">an </text:span><text:span text:style-name="T14">variab</text:span><text:span text:style-name="T14">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 a = </text:span><text:span text:style-name="T38">5</text:span><text:span text:style-name="T36">; </text:span><text:span text:style-name="T36"><text:line-break/></text:span><text:span text:style-name="T36">   </text:span><text:span text:style-name="T35">bool</text:span><text:span text:style-name="T36"> isZero = (a == </text:span><text:span text:style-name="T38">0</text:span><text:span text:style-name="T36">); </text:span></text:p>
            <text:p text:style-name="P44"><text:span text:style-name="T41"><text:s text:c="3"/></text:span><text:span text:style-name="T41">// same conditions </text:span><text:span text:style-name="T36"><text:line-break/></text:span><text:span text:style-name="T36">   </text:span><text:span text:style-name="T35">if</text:span><text:span text:style-name="T36">(!isZero &amp;&amp; isZero==</text:span><text:span text:style-name="T35">false</text:span><text:span text:style-name="T36"> &amp;&amp; </text:span><text:span text:style-name="T36"><text:line-break/></text:span><text:span text:style-name="T36">   isZero!=</text:span><text:span text:style-name="T35">true</text:span><text:span text:style-name="T36"> &amp;&amp; <text:s/>!!! isZero &amp;&amp; a ) </text:span><text:span text:style-name="T41"><text:line-break/></text:span><text:span text:style-name="T41"> <text:s text:c="2"/></text:span><text:span text:style-name="T36">{ </text:span><text:span text:style-name="T36"><text:line-break/></text:span><text:span text:style-name="T36">      std::cout &lt;&lt; </text:span><text:span text:style-name="T37">"a is not zero\n"</text:span><text:span text:style-name="T36">; </text:span><text:span text:style-name="T36"><text:line-break/></text:span><text:span text:style-name="T36">   }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  <text:p text:style-name="P44"><text:span text:style-name="T36"><text:line-break/></text:span><text:span text:style-name="T36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C++-11 enum class" draw:style-name="dp3" draw:master-page-name="כותרת_20_ותוכן" presentation:presentation-page-layout-name="AL2T11" xml:id="id12" draw:id="id12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4">C++-</text:span><text:span text:style-name="T14">11 </text:span><text:span text:style-name="T14">enum </text:span><text:span text:style-name="T14">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2">Season curr_season;</text:span><text:span text:style-name="T42"><text:line-break/></text:span><text:span text:style-name="T42">curr_season= </text:span><text:span text:style-name="T43">Season::AUTUMN;</text:span></text:p>
          <text:p text:style-name="P48"><text:span text:style-name="T42">curr_season= SUMMER; </text:span><text:span text:style-name="T44">// won’t compile! (good)</text:span></text:p>
          <text:p text:style-name="P48"><text:span text:style-name="T42">curr_season= 19; </text:span><text:span text:style-name="T44">// won’t compile! (good)</text:span></text:p>
          <text:p text:style-name="P48"><text:span text:style-name="T45">int</text:span><text:span text:style-name="T42"> prev_season= Season::SUMMER; </text:span><text:span text:style-name="T44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5">enum </text:span><text:span text:style-name="T46">class</text:span><text:span text:style-name="T42"> Season : </text:span><text:span text:style-name="T46">char</text:span><text:span text:style-name="T42"> {</text:span></text:p>
          <text:p text:style-name="P48"><text:span text:style-name="T42"><text:tab/></text:span><text:span text:style-name="T42">WINTER,</text:span><text:span text:style-name="T42"><text:tab/></text:span><text:span text:style-name="T47">// = 0 by default</text:span></text:p>
          <text:p text:style-name="P48"><text:span text:style-name="T47"><text:tab/></text:span><text:span text:style-name="T42">SPRING,</text:span><text:span text:style-name="T42"><text:tab/></text:span><text:span text:style-name="T47">// = WINTER + 1</text:span></text:p>
          <text:p text:style-name="P48"><text:span text:style-name="T47"><text:tab/></text:span><text:span text:style-name="T42">SUMMER,</text:span><text:span text:style-name="T47"><text:tab/></text:span><text:span text:style-name="T47">// = WINTER + 2 </text:span><text:span text:style-name="T47"><text:line-break/></text:span><text:span text:style-name="T47"><text:tab/></text:span><text:span text:style-name="T42">AUTUMN</text:span><text:span text:style-name="T42"><text:tab/></text:span><text:span text:style-name="T47">// = WINTER + 3</text:span><text:span text:style-name="T47"><text:line-break/></text:span><text:span text:style-name="T4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שקופית_20_כותרת" presentation:presentation-page-layout-name="AL1T0" xml:id="id13" draw:id="id13"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8">Underst</text:span><text:span text:style-name="T48">and and </text:span><text:span text:style-name="T48">rememb</text:span><text:span text:style-name="T48">er.</text:span></text:p>
            <text:p text:style-name="P39"><text:span text:style-name="T48"/></text:p>
            <text:list text:style-name="L5">
              <text:list-item>
                <text:p text:style-name="P40"><text:span text:style-name="T34">More </text:span><text:span text:style-name="T34">than </text:span><text:span text:style-name="T34">synta</text:span><text:span text:style-name="T34">ctic </text:span><text:span text:style-name="T34">sugar.</text:span></text:p>
              </text:list-item>
              <text:list-item>
                <text:p text:style-name="P40"><text:span text:style-name="T34">This </text:span><text:span text:style-name="T34">is how </text:span><text:span text:style-name="T34">a lot </text:span><text:span text:style-name="T34">of </text:span><text:span text:style-name="T34">stuff </text:span><text:span text:style-name="T34">works </text:span><text:span text:style-name="T34">under </text:span><text:span text:style-name="T34">the </text:span><text:span text:style-name="T34">hood </text:span><text:span text:style-name="T34">(e.g. </text:span><text:span text:style-name="T34">inherit</text:span><text:span text:style-name="T34">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</text:span><text:span text:style-name="T2">oadin</text:span><text:span text:style-name="T2">g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 xml:id="id14" draw:id="id14">
        <draw:frame draw:name="Rectangle 3" presentation:style-name="pr15" draw:text-style-name="P49" draw:layer="layout" svg:width="23.706cm" svg:height="15.874cm" svg:x="0.847cm" svg:y="2.54cm" presentation:class="outline" presentation:user-transformed="true">
          <draw:text-box>
            <text:p text:style-name="P40"><text:span text:style-name="T35">#include</text:span><text:span text:style-name="T36"> </text:span><text:span text:style-name="T37">&lt;stdio.h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)\n"</text:span><text:span text:style-name="T36">)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%d)\n"</text:span><text:span text:style-name="T36">, n)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</text:span><text:span text:style-name="T36"><text:line-break/></text:span><text:span text:style-name="T36">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   </text:span><text:span text:style-name="T35">return</text:span><text:span text:style-name="T36"> </text:span><text:span text:style-name="T38">0</text:span><text:span text:style-name="T36">; </text:span><text:span text:style-name="T36"><text:line-break/></text:span><text:span text:style-name="T36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</text:span><text:span text:style-name="T14">on </text:span><text:span text:style-name="T14">overlo</text:span><text:span text:style-name="T14">ading </text:span><text:span text:style-name="T14">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6.857cm" svg:x="15.24cm" svg:y="2.813cm">
          <text:p text:style-name="P50"><text:span text:style-name="T18">Compilation output:</text:span></text:p>
          <text:p text:style-name="P13"><text:span text:style-name="T50"/></text:p>
          <text:p text:style-name="P13"><text:span text:style-name="T51">Error:</text:span></text:p>
          <text:p text:style-name="P13"><text:span text:style-name="T5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 xml:id="id15" draw:id="id15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</text:span><text:span text:style-name="T14">on </text:span><text:span text:style-name="T14">overlo</text:span><text:span text:style-name="T14">ading </text:span><text:span text:style-name="T14">– C++</text:span></text:p>
          </draw:text-box>
        </draw:frame>
        <draw:frame draw:name="מציין מיקום של מספר שקופית 4" presentation:style-name="pr7" draw:text-style-name="P5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2" draw:layer="layout" svg:width="23.706cm" svg:height="15.874cm" svg:x="0.854cm" svg:y="1.757cm" presentation:class="outline" presentation:user-transformed="true">
          <draw:text-box>
            <text:p text:style-name="P40"><text:span text:style-name="T35"/></text:p>
            <text:p text:style-name="P40"><text:span text:style-name="T35"/></text:p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{</text:span><text:span text:style-name="T36"><text:line-break/></text:span><text:span text:style-name="T36">   std::cout &lt;&lt; </text:span><text:span text:style-name="T37">"foo()\n"</text:span><text:span text:style-name="T36">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{ </text:span><text:span text:style-name="T36"><text:line-break/></text:span><text:span text:style-name="T36">   std::cout&lt;&lt;</text:span><text:span text:style-name="T37">"foo("</text:span><text:span text:style-name="T36">&lt;&lt;n&lt;&lt;</text:span><text:span text:style-name="T37">")\n"</text:span><text:span text:style-name="T36">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3" draw:layer="layout" svg:width="9.101cm" svg:height="6.689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12)</text:span></text:p>
          <text:p text:style-name="P13"><text:span text:style-name="T52">foo(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5" draw:layer="layout" svg:width="14.463cm" svg:height="12.787cm" svg:x="2.628cm" svg:y="13.507cm" presentation:class="notes" presentation:user-transformed="true">
            <draw:text-box>
              <text:p text:style-name="P54"><text:span text:style-name="T32">How does </text:span><text:span text:style-name="T32">the compiler </text:span><text:span text:style-name="T32">solve this in </text:span><text:span text:style-name="T32">the object </text:span><text:span text:style-name="T32">file? Name </text:span><text:span text:style-name="T32">mangeling</text:span></text:p>
              <text:p text:style-name="P54"><text:span text:style-name="T32">void Foo() </text:span><text:span text:style-name="T32">becomes </text:span><text:span text:style-name="T32">for example </text:span><text:span text:style-name="T32">foo@void </text:span><text:span text:style-name="T32">and foo(int) </text:span><text:span text:style-name="T32">may </text:span><text:span text:style-name="T32">become </text:span><text:span text:style-name="T32">foo@I32</text:span></text:p>
            </draw:text-box>
          </draw:frame>
          <draw:frame draw:name="מציין מיקום של מספר שקופית 3" presentation:style-name="pr11" draw:text-style-name="P5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 xml:id="id16" draw:id="id16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Defau</text:span><text:span text:style-name="T14">lt </text:span><text:span text:style-name="T14">param</text:span><text:span text:style-name="T14">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7" draw:layer="layout" svg:width="23.706cm" svg:height="15.874cm" svg:x="0.847cm" svg:y="2.328cm" presentation:class="outline" presentation:user-transformed="true">
          <draw:text-box>
            <text:p text:style-name="P40"><text:span text:style-name="T53"/></text:p>
            <text:p text:style-name="P40"><text:span text:style-name="T53">#include</text:span><text:span text:style-name="T54"> </text:span><text:span text:style-name="T55">&lt;iostream&gt;</text:span><text:span text:style-name="T54"> </text:span><text:span text:style-name="T54"><text:line-break/></text:span><text:span text:style-name="T54"/></text:p>
            <text:p text:style-name="P40"><text:span text:style-name="T53">void</text:span><text:span text:style-name="T54"> </text:span><text:span text:style-name="T56">foo</text:span><text:span text:style-name="T54">(</text:span><text:span text:style-name="T53">int</text:span><text:span text:style-name="T54"> n=5) </text:span><text:span text:style-name="T54"><text:line-break/></text:span><text:span text:style-name="T54">{ </text:span><text:span text:style-name="T54"><text:line-break/></text:span><text:span text:style-name="T54">   std::cout &lt;&lt; n; </text:span><text:span text:style-name="T54"><text:line-break/></text:span><text:span text:style-name="T54">} </text:span></text:p>
            <text:p text:style-name="P40"><text:span text:style-name="T54"><text:line-break/></text:span><text:span text:style-name="T53">int</text:span><text:span text:style-name="T54"> </text:span><text:span text:style-name="T56">main</text:span><text:span text:style-name="T54">() </text:span><text:span text:style-name="T54"><text:line-break/></text:span><text:span text:style-name="T54">{ </text:span><text:span text:style-name="T54"><text:line-break/></text:span><text:span text:style-name="T54">      foo(); </text:span><text:span text:style-name="T54"><text:line-break/></text:span><text:span text:style-name="T54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5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54"><text:span text:style-name="T32">How does </text:span><text:span text:style-name="T32">the compiler </text:span><text:span text:style-name="T32">solve this in </text:span><text:span text:style-name="T32">the object </text:span><text:span text:style-name="T32">file? Name </text:span><text:span text:style-name="T32">mangeling</text:span></text:p>
              <text:p text:style-name="P54"><text:span text:style-name="T32">void Foo() </text:span><text:span text:style-name="T32">becomes </text:span><text:span text:style-name="T32">for example </text:span><text:span text:style-name="T32">foo@void </text:span><text:span text:style-name="T32">and foo(int) </text:span><text:span text:style-name="T32">may </text:span><text:span text:style-name="T32">become </text:span><text:span text:style-name="T32">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Overload resolution" draw:style-name="dp3" draw:master-page-name="כותרת_20_ותוכן" presentation:presentation-page-layout-name="AL2T11" xml:id="id17" draw:id="id17"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Overl</text:span><text:span text:style-name="T14">oad </text:span><text:span text:style-name="T14">resolu</text:span><text:span text:style-name="T14">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58"><text:span text:style-name="T57">Find all functions with same name “candidates”. Let’s </text:span><text:span text:style-name="T57">call them O1.</text:span></text:p>
              </text:list-item>
              <text:list-item>
                <text:p text:style-name="P58"><text:span text:style-name="T57">Find O2 subset of O1 which have the correct number </text:span><text:span text:style-name="T57">of arguments - <text:s/>“viable candidates”</text:span></text:p>
              </text:list-item>
              <text:list-item>
                <text:p text:style-name="P58"><text:span text:style-name="T57">Find O3 subset of O2 with best matching arguments.</text:span></text:p>
              </text:list-item>
            </text:list>
            <text:p text:style-name="P40"><text:span text:style-name="T57"><text:tab/></text:span><text:span text:style-name="T57">if |O3|=1</text:span></text:p>
            <text:p text:style-name="P40"><text:span text:style-name="T57"><text:tab/></text:span><text:span text:style-name="T57"><text:tab/></text:span><text:span text:style-name="T57"> </text:span><text:span text:style-name="T57">use that function.</text:span></text:p>
            <text:p text:style-name="P40"><text:span text:style-name="T57"><text:tab/></text:span><text:span text:style-name="T57">else (0 or more than 1):</text:span></text:p>
            <text:p text:style-name="P40"><text:span text:style-name="T57"><text:tab/></text:span><text:span text:style-name="T57"><text:tab/></text:span><text:span text:style-name="T57"> </text:span><text:span text:style-name="T57">emit compilation error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2">12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ך </text:span><text:span text:style-name="MT4">סגנון </text:span><text:span text:style-name="MT4">כותרת </text:span><text:span text:style-name="MT4">של </text:span><text:span text:style-name="MT4">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2">12/2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6</meta:editing-cycles>
    <meta:print-date>1999-11-04T13:06:28</meta:print-date>
    <meta:creation-date>1999-10-10T10:49:40</meta:creation-date>
    <dc:date>2018-02-12T12:43:36.993077594</dc:date>
    <meta:editing-duration>P27DT6H23M22S</meta:editing-duration>
    <meta:generator>LibreOffice/5.1.6.2$Linux_X86_64 LibreOffice_project/10m0$Build-2</meta:generator>
    <meta:document-statistic meta:object-count="1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